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ca1e" officeooo:paragraph-rsid="001cca1e"/>
    </style:style>
    <style:style style:name="P2" style:family="paragraph" style:parent-style-name="Standard">
      <style:text-properties officeooo:rsid="0024a390" officeooo:paragraph-rsid="0024a390"/>
    </style:style>
    <style:style style:name="P3" style:family="paragraph" style:parent-style-name="Standard" style:list-style-name="L1">
      <style:text-properties officeooo:rsid="001cca1e" officeooo:paragraph-rsid="001cca1e"/>
    </style:style>
    <style:style style:name="P4" style:family="paragraph" style:parent-style-name="Standard" style:list-style-name="L1">
      <style:text-properties officeooo:rsid="001cca1e" officeooo:paragraph-rsid="001cf373"/>
    </style:style>
    <style:style style:name="P5" style:family="paragraph" style:parent-style-name="Standard" style:list-style-name="L1">
      <style:text-properties officeooo:rsid="00200ff2" officeooo:paragraph-rsid="00200ff2"/>
    </style:style>
    <style:style style:name="P6" style:family="paragraph" style:parent-style-name="Standard" style:list-style-name="L1">
      <style:text-properties officeooo:rsid="00200ff2" officeooo:paragraph-rsid="0023f3c5"/>
    </style:style>
    <style:style style:name="P7" style:family="paragraph" style:parent-style-name="Standard" style:list-style-name="L1">
      <style:text-properties officeooo:rsid="001cf373" officeooo:paragraph-rsid="001cf373"/>
    </style:style>
    <style:style style:name="P8" style:family="paragraph" style:parent-style-name="Standard" style:list-style-name="L1">
      <style:text-properties officeooo:rsid="001e3ce3" officeooo:paragraph-rsid="001e3ce3"/>
    </style:style>
    <style:style style:name="P9" style:family="paragraph" style:parent-style-name="Standard" style:list-style-name="L1">
      <style:text-properties officeooo:rsid="0023f3c5" officeooo:paragraph-rsid="0023f3c5"/>
    </style:style>
    <style:style style:name="P10" style:family="paragraph" style:parent-style-name="Standard" style:list-style-name="L1">
      <style:text-properties officeooo:rsid="0024a390" officeooo:paragraph-rsid="0024a390"/>
    </style:style>
    <style:style style:name="P11" style:family="paragraph" style:parent-style-name="Standard" style:list-style-name="L2">
      <style:text-properties officeooo:rsid="002550e7" officeooo:paragraph-rsid="002550e7"/>
    </style:style>
    <style:style style:name="P12" style:family="paragraph" style:parent-style-name="Standard" style:list-style-name="L2">
      <style:text-properties officeooo:rsid="0025ec4a" officeooo:paragraph-rsid="0025ec4a"/>
    </style:style>
    <style:style style:name="P13" style:family="paragraph" style:parent-style-name="Standard" style:list-style-name="L1">
      <style:text-properties style:text-line-through-style="solid" style:text-line-through-type="single" officeooo:rsid="001cca1e" officeooo:paragraph-rsid="001cca1e" style:font-size-asian="10.5pt"/>
    </style:style>
    <style:style style:name="T1" style:family="text">
      <style:text-properties officeooo:rsid="001cf373"/>
    </style:style>
    <style:style style:name="T2" style:family="text">
      <style:text-properties officeooo:rsid="00200ff2"/>
    </style:style>
    <style:style style:name="T3" style:family="text">
      <style:text-properties officeooo:rsid="0020232d"/>
    </style:style>
    <style:style style:name="T4" style:family="text">
      <style:text-properties officeooo:rsid="0021be9d"/>
    </style:style>
    <style:style style:name="T5" style:family="text">
      <style:text-properties officeooo:rsid="0024a3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I want students to do:</text:p>
      <text:p text:style-name="P1"/>
      <text:p text:style-name="P1">Part 1: measuring the areas of coffee filters <text:span text:style-name="T5">(30 minutes)</text:span></text:p>
      <text:list xml:id="list3114649077" text:style-name="L1">
        <text:list-item>
          <text:p text:style-name="P3">Review Rubric D Application Experiment</text:p>
        </text:list-item>
        <text:list-item>
          <text:p text:style-name="P3">Decide how to measure the cross-sectional area</text:p>
          <text:list>
            <text:list-item>
              <text:p text:style-name="P3">includes agreeing on what cross-sectional area means for this</text:p>
            </text:list-item>
            <text:list-item>
              <text:p text:style-name="P3">ruler gets diameter, <text:span text:style-name="T2">string could get circumference</text:span></text:p>
            </text:list-item>
            <text:list-item>
              <text:p text:style-name="P13">picture gets image analysis</text:p>
              <text:list>
                <text:list-item>
                  <text:p text:style-name="P13">needs length calibration, avoidance of parallax error</text:p>
                </text:list-item>
                <text:list-item>
                  <text:p text:style-name="P13">learn how to use ImageJ for this (is there a tutorial or youtube video to point to?)</text:p>
                </text:list-item>
                <text:list-item>
                  <text:p text:style-name="P13">note that astronomers use image analysis like this often, you might be doing more of this in future labs or astro classes.</text:p>
                </text:list-item>
              </text:list>
            </text:list-item>
            <text:list-item>
              <text:p text:style-name="P5">How many collection trials? Should you have multiple people take the same measurement and compare, <text:span text:style-name="T3">or is it better to consistently have the same person do it all</text:span>? (if random uncertainty exists here, then should take standard deviation of measurements)</text:p>
            </text:list-item>
          </text:list>
        </text:list-item>
        <text:list-item>
          <text:p text:style-name="P3">See how measuring length has uncertainty</text:p>
          <text:list>
            <text:list-item>
              <text:p text:style-name="P3">instrumental – half the smallest division</text:p>
            </text:list-item>
            <text:list-item>
              <text:p text:style-name="P4">random – </text:p>
              <text:list>
                <text:list-item>
                  <text:p text:style-name="P4">have each person in group measure it twice <text:span text:style-name="T1">with ruler</text:span></text:p>
                </text:list-item>
                <text:list-item>
                  <text:p text:style-name="P7">same with drawing lines in ImageJ</text:p>
                </text:list-item>
              </text:list>
            </text:list-item>
            <text:list-item>
              <text:p text:style-name="P8">Express uncertainty – a \pm \delta a units (can use 1 or 2 sig figs in uncertainty, then round value to that decimal.)</text:p>
            </text:list-item>
            <text:list-item>
              <text:p text:style-name="P8">propagation of uncertainty</text:p>
              <text:list>
                <text:list-item>
                  <text:p text:style-name="P6">taking what you measured (probably diameter or circumference), using it to <text:span text:style-name="T4">calculate area. If you use an uncertain quantity in a calculation, the result is also uncertain. You should use the appendix section that teaches about adding, subtracting, multiplying, and dividing with uncertain quantities.</text:span></text:p>
                </text:list-item>
                <text:list-item>
                  <text:p text:style-name="P9">[sidebar for uncertainty appendix: if it tells you about multiplying quantities that each have uncertainties, and you have only 1 quantity with an uncertainty, you can treat the others as having an uncertainty of zero for the purpose of the formula.]</text:p>
                </text:list-item>
                <text:list-item>
                  <text:p text:style-name="P9">[sidebar: in appendix, include rules for independent, dependent values, for MDAS, and also general calculus-based formula for the nerds]</text:p>
                </text:list-item>
              </text:list>
            </text:list-item>
          </text:list>
        </text:list-item>
        <text:list-item>
          <text:p text:style-name="P10">Each group starts on a different size filter. Then depending on how long it takes, groups can collaborate for different sizes to get full spread.</text:p>
        </text:list-item>
        <text:list-item>
          <text:p text:style-name="P10">Making a table of data to report</text:p>
          <text:list>
            <text:list-item>
              <text:p text:style-name="P10">headings should have word to describe column and then (units), like “Length (cm)”, “\Delta Length (cm)”</text:p>
            </text:list-item>
          </text:list>
        </text:list-item>
      </text:list>
      <text:p text:style-name="P2">Part 2</text:p>
      <text:list xml:id="list1871753780" text:style-name="L2">
        <text:list-item>
          <text:p text:style-name="P11">Find a pattern that links cross-sectional area and fall time.</text:p>
        </text:list-item>
        <text:list-item>
          <text:p text:style-name="P11">Decide what independent, dependent variables are.</text:p>
        </text:list-item>
        <text:list-item>
          <text:p text:style-name="P11">What else that might affect the fall time? How to keep those constant across trials?</text:p>
          <text:list>
            <text:list-item>
              <text:p text:style-name="P11">Unsure? You can do a side experiment to see if that variable affects the fall time.</text:p>
            </text:list-item>
          </text:list>
        </text:list-item>
        <text:list-item>
          <text:p text:style-name="P11">How to measure all relevant quantities?</text:p>
        </text:list-item>
        <text:list-item>
          <text:p text:style-name="P12">How to estimate uncertainty of those quantities?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7:03:08.766157899</meta:creation-date>
    <meta:generator>LibreOffice/6.0.3.2$Linux_X86_64 LibreOffice_project/00m0$Build-2</meta:generator>
    <dc:date>2018-09-12T11:03:40.481807533</dc:date>
    <meta:editing-duration>P11DT14H56M13S</meta:editing-duration>
    <meta:editing-cycles>10</meta:editing-cycles>
    <meta:document-statistic meta:table-count="0" meta:image-count="0" meta:object-count="0" meta:page-count="1" meta:paragraph-count="32" meta:word-count="430" meta:character-count="2504" meta:non-whitespace-character-count="2130"/>
  </office:meta>
</office:document-meta>
</file>